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091" officeooo:paragraph-rsid="001dfd75"/>
    </style:style>
    <style:style style:name="T1" style:family="text">
      <style:text-properties officeooo:rsid="001dfd75"/>
    </style:style>
    <style:style style:name="T2" style:family="text">
      <style:text-properties officeooo:rsid="001e2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meva pàgina web tractara una mica sobre la vida d<text:span text:style-name="T2">'</text:span>Elon Musk i les seves empreses, no he sabut utilitzar gaire el pencil així que la pàgina no està del tot polit.<text:line-break/>Si cliquem al link que hi ha a cada empresa, aquest ens portarà a una pàgina diferent on s'explicarà de què va aquella empresa.<text:line-break/>I si cliquem la introducció que hi ha a sota de la foto d<text:span text:style-name="T2">'</text:span>Elon Musk, també ens portarà a una pàgina diferent on ens explicarà una mica sobre la seva v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31:02.762999426</meta:creation-date>
    <dc:date>2019-01-08T10:37:25.181616767</dc:date>
    <meta:editing-duration>PT5M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87" meta:character-count="447" meta:non-whitespace-character-count="361"/>
  </office:meta>
</office:document-meta>
</file>